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25cm" fo:margin-bottom="0cm" fo:line-height="10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margin-top="0.25cm" fo:margin-bottom="0cm" fo:line-height="100%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top="0.25cm" fo:margin-bottom="0cm" fo:line-height="100%" fo:text-align="start" style:justify-single-word="false"/>
      <style:text-properties fo:language="fr" fo:country="FR" fo:font-style="normal" style:font-style-asian="normal" style:font-style-complex="normal"/>
    </style:style>
    <style:style style:name="P4" style:family="paragraph" style:parent-style-name="Text_20_body">
      <style:paragraph-properties fo:margin-top="0.25cm" fo:margin-bottom="0cm" fo:line-height="100%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top="0.25cm" fo:margin-bottom="0cm" fo:line-height="100%" style:writing-mode="lr-tb"/>
      <style:text-properties style:font-name="Times New Roman" fo:font-size="12pt" style:font-size-asian="12pt" style:font-size-complex="12pt"/>
    </style:style>
    <style:style style:name="P6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style:font-name="Times New Roman" fo:font-size="12pt" style:font-size-asian="12pt" style:font-size-complex="12pt"/>
    </style:style>
    <style:style style:name="P7" style:family="paragraph" style:parent-style-name="Text_20_body">
      <style:paragraph-properties fo:margin-top="0.25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style:text-underline-style="none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style:font-name="Times New Roman" fo:font-size="12pt" style:font-size-asian="12pt" style:font-size-complex="12pt"/>
    </style:style>
    <style:style style:name="P13" style:family="paragraph" style:parent-style-name="Text_20_body" style:list-style-name="L1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Text_20_body" style:list-style-name="L2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5" style:family="paragraph" style:parent-style-name="Text_20_body" style:list-style-name="L3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Text_20_body" style:list-style-name="L2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style:text-underline-style="none" style:text-blinking="false" fo:background-color="transparent" style:font-size-asian="12pt" style:font-size-complex="12pt"/>
    </style:style>
    <style:style style:name="P17" style:family="paragraph" style:parent-style-name="Text_20_body" style:list-style-name="L3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style:text-underline-style="none" style:text-blinking="false" fo:background-color="transparent" style:font-size-asian="12pt" style:font-size-complex="12pt"/>
    </style:style>
    <style:style style:name="P18" style:family="paragraph" style:parent-style-name="Text_20_body" style:list-style-name="L3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style:font-name="Times New Roman" fo:font-size="12pt" style:font-size-asian="12pt" style:font-size-complex="12pt"/>
    </style:style>
    <style:style style:name="P20" style:family="paragraph" style:parent-style-name="Text_20_body" style:list-style-name="L3">
      <style:paragraph-properties fo:margin-top="0.25cm" fo:margin-bottom="0cm" fo:line-height="100%" fo:text-align="justify" style:justify-single-word="false" style:writing-mode="lr-tb"/>
      <style:text-properties style:font-name="Times New Roman" fo:font-size="12pt" style:font-size-asian="12pt" style:font-size-complex="12pt"/>
    </style:style>
    <style:style style:name="P21" style:family="paragraph" style:parent-style-name="Text_20_body">
      <style:paragraph-properties fo:margin-top="0.25cm" fo:margin-bottom="0cm" fo:line-height="100%"/>
      <style:text-properties style:font-name="Times New Roman" fo:font-size="12pt" style:font-size-asian="12pt" style:font-size-complex="12pt"/>
    </style:style>
    <style:style style:name="P22" style:family="paragraph" style:parent-style-name="Text_20_body" style:list-style-name="L4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3" style:family="paragraph" style:parent-style-name="Heading_20_1">
      <style:paragraph-properties fo:margin-top="0.25cm" fo:margin-bottom="0cm" fo:line-height="100%" fo:text-align="center" style:justify-single-word="false"/>
      <style:text-properties fo:language="fr" fo:country="FR" fo:font-style="normal" style:font-style-asian="normal" style:font-style-complex="normal"/>
    </style:style>
    <style:style style:name="P24" style:family="paragraph" style:parent-style-name="Heading_20_2">
      <style:paragraph-properties fo:margin-top="0.25cm" fo:margin-bottom="0cm" fo:line-height="100%"/>
      <style:text-properties fo:language="fr" fo:country="FR"/>
    </style:style>
    <style:style style:name="T1" style:family="text">
      <style:text-properties fo:font-variant="normal" fo:text-transform="none" fo:color="#000000" fo:language="fr" fo:country="FR" fo:font-style="normal" style:text-underline-style="solid" style:text-underline-width="auto" style:text-underline-color="font-color" fo:font-weight="bold" fo:background-color="transparent"/>
    </style:style>
    <style:style style:name="T2" style:family="text">
      <style:text-properties fo:font-variant="normal" fo:text-transform="none" fo:color="#000000" fo:language="fr" fo:country="FR" style:text-underline-style="solid" style:text-underline-width="auto" style:text-underline-color="font-color" fo:background-color="transparent"/>
    </style:style>
    <style:style style:name="T3" style:family="text">
      <style:text-properties fo:font-variant="normal" fo:text-transform="none" fo:color="#000000" style:text-line-through-style="none" fo:language="fr" fo:country="FR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7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/>
    </style:style>
    <style:style style:name="T8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/>
    </style:style>
    <style:style style:name="T9" style:family="text">
      <style:text-properties fo:font-variant="normal" fo:text-transform="none" fo:color="#000000" style:text-underline-style="solid" style:text-underline-width="auto" style:text-underline-color="font-color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Cas d'utilisation : Modification</text:h>
      <text:p text:style-name="P3">//auteur Ulysse</text:p>
      <text:h text:style-name="P24" text:outline-level="2">Modifier des données d'une prévision</text:h>
      <text:p text:style-name="P1"><text:bookmark text:name="docs-internal-guid-127705b2-7595-3f48-e2bc-2f6c3b956da0"/><text:span text:style-name="T1">Acteur principal</text:span><text:span text:style-name="T2"> </text:span><text:span text:style-name="T3">: Utilisateur</text:span></text:p>
      <text:p text:style-name="P4"/>
      <text:p text:style-name="P5"><text:span text:style-name="T7">Préconditions </text:span><text:span text:style-name="T4">: Le logiciel est déjà lancé et une prévision a été chargée.</text:span></text:p>
      <text:p text:style-name="P7"/>
      <text:p text:style-name="P5"><text:span text:style-name="T7">Garanties minimales</text:span><text:span text:style-name="T9"> </text:span><text:span text:style-name="T4">: Les modifications restent inchangées.</text:span></text:p>
      <text:p text:style-name="P7"/>
      <text:p text:style-name="P5"><text:span text:style-name="T7">Garanties en cas de succès</text:span><text:span text:style-name="T9"> </text:span><text:span text:style-name="T4">: Les information modifiées par l'utilisateur sont enregistrées par le système, et modifié à l'affichage.</text:span></text:p>
      <text:p text:style-name="P7"><text:s/></text:p>
      <text:p text:style-name="P6"><text:span text:style-name="T7">Niveau de risque</text:span><text:span text:style-name="T9"> </text:span><text:span text:style-name="T8">:</text:span><text:span text:style-name="T6"> </text:span><text:span text:style-name="T4">Faible</text:span></text:p>
      <text:p text:style-name="P6"><text:span text:style-name="T5">Importance :</text:span><text:span text:style-name="T4"> Moyenne</text:span></text:p>
      <text:p text:style-name="P8"/>
      <text:p text:style-name="P6"><text:span text:style-name="T7">Scénario 1 </text:span><text:span text:style-name="T8">:</text:span><text:span text:style-name="T6"> </text:span></text:p>
      <text:list xml:id="list3013710860526252013" text:style-name="L1">
        <text:list-item>
          <text:p text:style-name="P13">L'utilisateur sélectionne une zone sur la carte.</text:p>
        </text:list-item>
        <text:list-item>
          <text:p text:style-name="P13">L'utilisateur sélectionne une date et heure de début, ainsi qu'une date et heure de fin. Ces dates représentent la </text:p>
        </text:list-item>
        <text:list-item>
          <text:p text:style-name="P13">L'utilisateur saisie un pourcentage.</text:p>
        </text:list-item>
        <text:list-item>
          <text:p text:style-name="P13">Le système vérifie la valeur saisie par l'utilisateur.</text:p>
        </text:list-item>
        <text:list-item>
          <text:p text:style-name="P13">Le système modifie la valeur de la force de toutes les barbules présentes dans la zone en appliquant <text:s/>sur chacune de ces valeurs le pourcentage saisie précédemment.</text:p>
        </text:list-item>
        <text:list-item>
          <text:p text:style-name="P13">Les barbules sont modifiées sur l'écran.</text:p>
        </text:list-item>
      </text:list>
      <text:p text:style-name="P10"/>
      <text:p text:style-name="P6"><text:span text:style-name="T7">Scénario 2 </text:span><text:span text:style-name="T8">:</text:span><text:span text:style-name="T6"> </text:span></text:p>
      <text:list xml:id="list4506061999023343832" text:style-name="L2">
        <text:list-item>
          <text:p text:style-name="P14">L'utilisateur sélectionne une zone sur la carte.</text:p>
        </text:list-item>
        <text:list-item>
          <text:p text:style-name="P14">L'utilisateur saisie une direction ainsi qu'une force.</text:p>
        </text:list-item>
        <text:list-item>
          <text:p text:style-name="P14">Le système vérifie les valeurs saisies par l'utilisateur.</text:p>
        </text:list-item>
        <text:list-item>
          <text:p text:style-name="P14">Le système remplace la valeur de la force ainsi que la direction de toutes les barbules présentes dans la zone par les informations saisie précédemment par l'utilisateur. <text:s/></text:p>
        </text:list-item>
        <text:list-item>
          <text:p text:style-name="P14">Les barbules sont modifiées sur l'écran.</text:p>
          <text:p text:style-name="P16"/>
        </text:list-item>
      </text:list>
      <text:p text:style-name="P6"><text:span text:style-name="T7">Scénario 3 </text:span><text:span text:style-name="T8">:</text:span><text:span text:style-name="T6"> </text:span></text:p>
      <text:list xml:id="list4365003189835738674" text:style-name="L3">
        <text:list-item>
          <text:p text:style-name="P18">L'utilisateur sélectionne une zone sur la carte.</text:p>
        </text:list-item>
        <text:list-item>
          <text:p text:style-name="P20"><text:soft-page-break/><text:span text:style-name="T4">L'utilisateur</text:span><text:span text:style-name="T6"> saisi deux valeurs :</text:span></text:p>
          <text:list>
            <text:list-item>
              <text:p text:style-name="P17">une valeur représentant la valeur moyenne de la force du vent.</text:p>
            </text:list-item>
            <text:list-item>
              <text:p text:style-name="P17">Une valeur représentant le coefficient qui sera appliqué à toute les valeurs de la zone.</text:p>
            </text:list-item>
          </text:list>
        </text:list-item>
        <text:list-item>
          <text:p text:style-name="P15">Le système vérifie les valeurs saisies par l'utilisateur.</text:p>
        </text:list-item>
        <text:list-item>
          <text:p text:style-name="P15">Le système modifie la valeur de la force de toutes les barbules présentes dans la zone en appliquant <text:s/>sur chacune de ces valeurs le contraste spécifié précédemment.</text:p>
        </text:list-item>
      </text:list>
      <text:p text:style-name="P9"/>
      <text:p text:style-name="P6"><text:span text:style-name="T7">Extensions </text:span><text:span text:style-name="T8">:</text:span></text:p>
      <text:p text:style-name="P6"><text:span text:style-name="T8"/></text:p>
      <text:p text:style-name="P11"><text:tab/>2.a L'utilisateur entre des valeurs incorrectes</text:p>
      <text:list xml:id="list5421873770883135890" text:style-name="L4">
        <text:list-item>
          <text:list>
            <text:list-item>
              <text:p text:style-name="P22">Le système informe l'utilisateur que celui-ci a rentré des valeurs incorrectes.</text:p>
            </text:list-item>
            <text:list-item>
              <text:p text:style-name="P22">Le système n'enregistre pas les modifications.</text:p>
            </text:list-item>
          </text:list>
        </text:list-item>
      </text:list>
      <text:p text:style-name="P12"/>
      <text:p text:style-name="P12"/>
      <text:p text:style-name="P2">Exigence :</text:p>
      <text:p text:style-name="P1"/>
      <text:p text:style-name="P1">[EX 1] L'utilisateur peut effectuer jusqu'à 10 retours en arrière sur les actions qu'il a préalablement modifié.</text:p>
      <text:p text:style-name="P1">[EX 2] <text:s/>L'utilisateur peut revenir aux valeurs de départ, quel que soit le nombre de modification qu'il a effectué.</text:p>
      <text:p text:style-name="P1"/>
      <text:p text:style-name="P1">[EX 3] le pourcentage est compris entre 0 et X %</text:p>
      <text:p text:style-name="P1"/>
      <text:p text:style-name="P1">[EX 4] la valeur représentant la force du vent est toujours positive.</text:p>
      <text:p text:style-name="P1"/>
      <text:p text:style-name="P1">[EX 5] L'Utilisateur peut choisir de modifier soit la prévision principale, soit la prévision secondaire, soit les 2 en même temp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26M21S</meta:editing-duration>
    <meta:editing-cycles>17</meta:editing-cycles>
    <meta:generator>OpenOffice/4.1.1$Win32 OpenOffice.org_project/411m6$Build-9775</meta:generator>
    <dc:date>2016-03-15T14:48:17.09</dc:date>
    <meta:document-statistic meta:table-count="0" meta:image-count="0" meta:object-count="0" meta:page-count="2" meta:paragraph-count="40" meta:word-count="397" meta:character-count="2454"/>
    <meta:user-defined meta:name="Info 1"/>
    <meta:user-defined meta:name="Info 2"/>
    <meta:user-defined meta:name="Info 3"/>
    <meta:user-defined meta:name="Info 4"/>
  </office:meta>
</office:document-meta>
</file>